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0.926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9.91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2.167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1.405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3.94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7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385cm" fo:min-width="0.262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5.084cm" fo:min-width="14.613cm"/>
    </style:style>
    <style:style style:name="gr12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2.167cm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7.882cm"/>
    </style:style>
    <style:style style:name="gr14" style:family="graphic" style:parent-style-name="standard">
      <style:graphic-properties svg:stroke-color="#000000" draw:fill="none" draw:textarea-horizontal-align="justify" draw:textarea-vertical-align="top" draw:auto-grow-height="false" fo:min-height="5.084cm" fo:min-width="3.5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1.176cm" svg:x="0.305cm" svg:y="0.30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1.481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10.16cm" svg:x="0.305cm" svg:y="1.448cm">
          <draw:text-box>
            <text:p>Menu</text:p>
          </draw:text-box>
        </draw:frame>
        <draw:frame draw:style-name="gr5" draw:text-style-name="P4" draw:layer="layout" svg:width="15.748cm" svg:height="1.016cm" svg:x="4.623cm" svg:y="1.575cm">
          <draw:text-box>
            <text:p>Kelola Kelas</text:p>
          </draw:text-box>
        </draw:frame>
        <draw:custom-shape draw:style-name="gr6" draw:text-style-name="P5" draw:layer="layout" svg:width="2.667cm" svg:height="0.635cm" svg:x="5.004cm" svg:y="2.972cm">
          <text:p text:style-name="P2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905cm" svg:height="0.635cm" svg:x="7.798cm" svg:y="2.972cm">
          <text:p text:style-name="P2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4.445cm" svg:height="0.635cm" svg:x="13.294cm" svg:y="2.9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27cm" svg:height="0.635cm" svg:x="17.866cm" svg:y="2.972cm">
          <text:p text:style-name="P2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0.762cm" svg:height="0.635cm" svg:x="19.263cm" svg:y="2.972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113cm" svg:height="5.334cm" svg:x="5.004cm" svg:y="3.86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667cm" svg:height="5.334cm" svg:x="5.004cm" svg:y="3.861cm">
          <text:p text:style-name="P2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8.382cm" svg:height="5.334cm" svg:x="7.671cm" svg:y="3.861cm">
          <text:p text:style-name="P2"><text:span text:style-name="T1">Nama Ke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draw:layer="layout" svg:width="4.064cm" svg:height="5.334cm" svg:x="16.053cm" svg:y="3.861cm">
          <text:p text:style-name="P2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004cm" svg:y1="4.623cm" svg:x2="20.117cm" svg:y2="4.623cm">
          <text:p/>
        </draw:line>
        <draw:line draw:style-name="gr2" draw:text-style-name="P1" draw:layer="layout" svg:x1="5.639cm" svg:y1="5.131cm" svg:x2="7.29cm" svg:y2="5.131cm">
          <text:p/>
        </draw:line>
        <draw:line draw:style-name="gr2" draw:text-style-name="P1" draw:layer="layout" svg:x1="5.64cm" svg:y1="7.931cm" svg:x2="7.291cm" svg:y2="7.931cm">
          <text:p/>
        </draw:line>
        <draw:line draw:style-name="gr2" draw:text-style-name="P1" draw:layer="layout" svg:x1="7.29cm" svg:y1="5.131cm" svg:x2="5.639cm" svg:y2="7.925cm">
          <text:p/>
        </draw:line>
        <draw:line draw:style-name="gr2" draw:text-style-name="P1" draw:layer="layout" svg:x1="10.673cm" svg:y1="5.131cm" svg:x2="13.338cm" svg:y2="5.131cm">
          <text:p/>
        </draw:line>
        <draw:line draw:style-name="gr2" draw:text-style-name="P1" draw:layer="layout" svg:x1="10.675cm" svg:y1="7.931cm" svg:x2="13.34cm" svg:y2="7.931cm">
          <text:p/>
        </draw:line>
        <draw:line draw:style-name="gr2" draw:text-style-name="P1" draw:layer="layout" svg:x1="13.338cm" svg:y1="5.131cm" svg:x2="10.673cm" svg:y2="7.925cm">
          <text:p/>
        </draw:line>
        <draw:line draw:style-name="gr2" draw:text-style-name="P1" draw:layer="layout" svg:x1="16.815cm" svg:y1="5.131cm" svg:x2="19.735cm" svg:y2="5.131cm">
          <text:p/>
        </draw:line>
        <draw:line draw:style-name="gr2" draw:text-style-name="P1" draw:layer="layout" svg:x1="16.817cm" svg:y1="7.931cm" svg:x2="19.737cm" svg:y2="7.931cm">
          <text:p/>
        </draw:line>
        <draw:line draw:style-name="gr2" draw:text-style-name="P1" draw:layer="layout" svg:x1="19.735cm" svg:y1="5.131cm" svg:x2="16.815cm" svg:y2="7.9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16:37:06.913725790</dc:date>
    <meta:editing-duration>PT20M</meta:editing-duration>
    <meta:editing-cycles>4</meta:editing-cycles>
    <meta:generator>LibreOffice/5.1.6.2$Linux_x86 LibreOffice_project/10m0$Build-2</meta:generator>
    <meta:document-statistic meta:object-count="25"/>
  </office:meta>
</office:document-meta>
</file>